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80])" office:value-type="float" office:value="0.0000264485504457659" calcext:value-type="float">
            <text:p>2.64485504457659E-05</text:p>
          </table:table-cell>
          <table:table-cell table:formula="of:=AVERAGE([.N2:.N380])" office:value-type="float" office:value="0.0000425647101743889" calcext:value-type="float">
            <text:p>4.2564710174388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6-20T19:10:42.510931326</dc:date>
    <meta:editing-duration>P1DT5H11M50S</meta:editing-duration>
    <meta:editing-cycles>187</meta:editing-cycles>
    <meta:generator>LibreOffice/7.3.4.2$Linux_X86_64 LibreOffice_project/30$Build-2</meta:generator>
    <meta:document-statistic meta:table-count="1" meta:cell-count="5916" meta:object-count="0"/>
  </office:meta>
</office:document-meta>
</file>